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86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5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9.238cm" svg:y="29.29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9.438cm" svg:y="30.19cm">
          <draw:text-box>
            <text:p><text:span text:style-name="T4">min: 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5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7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4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2.638cm" svg:y="36.492cm">
          <draw:text-box>
            <text:p><text:span text:style-name="T4">min: 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8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8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8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8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8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8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8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8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8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8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8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8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8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8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8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8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8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8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9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9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9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9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9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9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9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9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9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9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9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9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9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9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9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9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9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9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9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22.795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7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22.794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6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35:07.896043627</dc:date>
    <dc:creator>elucterio </dc:creator>
    <meta:editing-duration>PT3H13M39S</meta:editing-duration>
    <meta:editing-cycles>23</meta:editing-cycles>
    <meta:generator>LibreOffice/4.2.8.2$Linux_X86_64 LibreOffice_project/420m0$Build-2</meta:generator>
    <meta:document-statistic meta:object-count="218"/>
  </office:meta>
</office:document-meta>
</file>